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rsid="0016c48f" officeooo:paragraph-rsid="0016c48f"/>
    </style:style>
    <style:style style:name="P2" style:family="paragraph" style:parent-style-name="Standard">
      <style:text-properties fo:font-size="14pt" fo:font-style="italic" fo:font-weight="bold" officeooo:rsid="0016c48f" officeooo:paragraph-rsid="0016c48f" style:font-size-asian="14pt" style:font-style-asian="italic" style:font-weight-asian="bold" style:font-size-complex="14pt" style:font-style-complex="italic" style:font-weight-complex="bold"/>
    </style:style>
    <style:style style:name="T1" style:family="text">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Week1</text:span> Programming lectures</text:p>
      <text:p text:style-name="P2"/>
      <text:p text:style-name="P2">sms-tools software</text:p>
      <text:p text:style-name="P1">0:00</text:p>
      <text:p text:style-name="P1">音楽アプリケーションのオーディオ信号処理コースへようこそ。最後の2つのプログラミングクラスでは、Pythonと、サウンドを読み込んで処理する基本的なツールを紹介します。このクラスでは、このクラス用に開発したPythonツールであるSMSツールを紹介したいと思います。そして、私たちが実際に行って、かなり深く理解しようとするもの。 SMSは、スペクトルモデリング合成から来ています。そして、それは長い間、私がこの種のツールに与えた名前です。そして、それは固まってしまった、それは私が使用しているものです。だから、これらのツールは、ソフトウェアのオンラインリポジトリであるGithubから入手できます。これは素晴らしいツールであり、人々の素晴らしいコミュニティです。</text:p>
      <text:p text:style-name="P1">0:52</text:p>
      <text:p text:style-name="P1">ソフトウェアイニシアチブの多くは、フリーソフトウェアイニシアチブであり、これらのリポジトリを使用しています。だからこのsmsツールでは、あなたはそれを通過することができます、あなたはいくつかのディレクトリが表示されます講義では、スライドと理論の講義、および私がスライドからのすべてのプロットに使用するコードが表示されますが、それはあなたのために良いかもしれません。</text:p>
      <text:p text:style-name="P1">1:19</text:p>
      <text:p text:style-name="P1">私たちが今焦点を合わせようとしているソフトウェアでは、音があるので、私が授業で使用するすべての音が保存されていて、あなたの作業空間などから作業します。ソフトウェアディレクトリ。ここでは、コースの主なソフトウェアが表示されます。つまり、これらのモデル、私たちが使用するソフトウェアモデルです。ここでは、DFT、ハーモニック・モデル、STFTなど、すべてのモデルをクラスでかなり話しています。これらのモデルに変換を適用するコード。そして、インターフェイスは、これらのモデルを呼び出すために使用される関数、関数、およびファイルです。したがって、これは私たちが実行しようとしている機能になるでしょう。</text:p>
      <text:p text:style-name="P1">2:17</text:p>
      <text:p text:style-name="P1">はい。そして、ここに戻ると、基本的にインストール方法を説明するreadmeファイルがあります。</text:p>
      <text:p text:style-name="P1">2:28</text:p>
      <text:p text:style-name="P1">まず、項目2.7が必要であるということです。既に講義1で行ったこれらのパッケージをすべてインストールする必要があるということです。次に、C関数をコンパイルする必要があります。コンパイルが必要なC関数がいくつかあります。さて、すべてのことをするためには、最初に行う必要があるのは、このすべてでzipファイルをダウンロードすることです。ダウンロードをクリックするとそれはちょうどいいよ。 zipファイルを作成すると、ローカルに保存されます。あなたはすでにそれをしています。ですから、私たちがホームディレクトリの端末を開くと、私はこのすべてのコンテンツで作成したディレクトリであるsms-tools-masterを持っています。だから私がsms-tools-masterに行くと、私はここGithubにある同じ内容を持っています。そして私がread meファイルを続けていくと、私はそれをコンパイルする必要があることを伝えて、このコマンドを実行します。だから私はコマンドをコピーさせてください。</text:p>
      <text:p text:style-name="P1">3:44</text:p>
      <text:p text:style-name="P1">そして、私はディレクトリソフトウェアモデルに行く必要があります。util関数はCを強調しています。だから、ソフトウェアモデルのutil関数に行く必要があります。このコマンドを実行する必要があります。さて、私はすでにそれをしていますので、すでにコンパイルされています。それには何の問題もないはずです。さて、基本的には準備ができています。今は、あまりコーディングしたくない場合は、ここで述べるようにインターフェイスを実行するだけです。私たちが、別のクラスで、デモクラスで発表したこと。そこで、モデルuiまたは変換uiを実行することができます。</text:p>
      <text:p text:style-name="P1">4:29</text:p>
      <text:p text:style-name="P1">しかし、今私がしたいことは、モデルに入ることです。</text:p>
      <text:p text:style-name="P1">4:35</text:p>
      <text:p text:style-name="P1">ディレクトリ、そしてここにコアモデルがあります。私たちが始めることが含まれています。だから、テキストエディタからそれらの1つを開いてみましょう。だから、私たちはGeditを持っています。</text:p>
      <text:p text:style-name="P1">4:51</text:p>
      <text:p text:style-name="P1">そして、例えば、ソフトウェアをモデルに入れてみましょう。そして、例えばサインモデルに入ってみましょう。はい？だから、正弦モデルは、基本的に正弦波の合計であるかのように、音を分析するモデルの1つです。そしてこのコードでは、当初は</text:p>
      <text:p text:style-name="P1">5:20</text:p>
      <text:p text:style-name="P1">私たちが必要とするパッケージをインポートしてから、一連の関数を持っています。</text:p>
      <text:p text:style-name="P1">5:26</text:p>
      <text:p text:style-name="P1">正弦波モデルの異なる側面を実装する異なる機能。さて、そのうちの1つに注目してみましょう。たとえば、これに焦点を当てましょう。sineModelAnalこれは、入力からの関数です。これらはすべて入力パラメータであり、主なものは配列としての入力サウンドです。また、実行する分析を決定するために必要な制御パラメータ。さて、それは物事の全体の束を実行します。それは全体の音を反復し、3つの変数を返します。</text:p>
      <text:p text:style-name="P1"><text:soft-page-break/>6:10</text:p>
      <text:p text:style-name="P1">基本的にこの音に含まれるすべての正弦波の周波数、大きさ、位相です。したがって、これらはすべてこの情報を格納する大きな行列です。そして、このすべてがこの入門書で説明されています。このコメントは、それが何をするか、入力パラメータ、および戻り値を教えてくれます。</text:p>
      <text:p text:style-name="P1">6:39</text:p>
      <text:p text:style-name="P1">さて、この関数を呼び出すには、別のファイルを使用します。そこで、モデルのインターフェースディレクトリに行き、ここでサインモデル関数を見つけます。</text:p>
      <text:p text:style-name="P1">6:58</text:p>
      <text:p text:style-name="P1">そして、これは、この正弦波解析を実行するために実際に呼び出す関数です。これは、パッケージのセットをインポートするファイルです。そしてそれは一つの機能を持っています。メインと呼ばれ、これらのファイルを実行できるようにするために、ここでこのコマンドである関数を呼び出す必要はありません。基本的には、ファイルを実行するときに関数mainを実行する必要があります。したがって、デフォルトでは、このファイルを実行するだけで、この関数が実行されます。また、すべての入力パラメータにはデフォルト値があるため、デフォルト値として入力ファイルがあります。そしてそれはデフォルト値として他のすべてのパラメータを持っています。もちろん、ここに入り、これらの値をすべて変更し、その中で正弦波解析のすべてのステップを実行することができます。サウンドファイルを読み込み、分析ウィンドウを取得し、短時間フーリエ変換を実行します。次に、sineModelAnalを実行します。これはちょうど見た機能です。それで、それはすべてを得ました、</text:p>
      <text:p text:style-name="P1">8:30</text:p>
      <text:p text:style-name="P1">値と変数を事前に実行しています。そして、関数を呼び出すことができます。それが返されます。この3つの変数は、正弦波の周波数、大きさ、および位相を格納します。そして、私たちは、サウンドバックを合成することができます、大丈夫ですか？そして、私たちは再び音を書くことができます。出力ファイルとして。ところで、サウンドファイルを読み書きするこの方法は、私がお話したSciPyへのラッパーの関数です。そして実際にモデル内にあるこれらのユーティリティ関数に行っても実際はそうです。</text:p>
      <text:p text:style-name="P1">9:22</text:p>
      <text:p text:style-name="P1">この関数には、サウンドファイル、wavread、wavwriteを読み書きすることができ、基本的には読み込みます。前のクラスで行った入力音ですが、現在は正規化されています。浮動小数点数に変換され、1から-1の値に正規化されます。浮動小数点数はマイナス1から1になります。ファイルを書き込むには、プロセスを元に戻す必要があります。したがって、16ビットの整数の整数を作成する必要があります。</text:p>
      <text:p text:style-name="P1">10:11</text:p>
      <text:p text:style-name="P1">さて、これは基本的にはこのファイルの概要であり、実行することができます。モデムのインターフェイスページに行くことができます。私たちはpythonをタイプするだけで、これをタイプすることができます。sineModel_funcion.pyそして、これらが何をするのでしょうか、このメインファイルを実行します。そして、それは、サウンドファイルを書き込みます。どこに書き込むのか。さて、あなたが最初にすることは、分析結果をプロットすることです、大丈夫ですか？これは入力ファイルの表示であり、これが解析結果であり、これが出力ファイルです。そして、基本的に、サウンドファイルをoutput_soundsというディレクトリに書きました。このディレクトリ内。だからここで見ていくと、lsをタイプすると出力音と呼ばれるディレクトリがあり、lsの出力音を入力すると、結果のファイルであるbendir_sineModelがあります。さて、それを再生するには、ちょうど遊びを入力し、出力音を掛けるだけで入力します。 [MUSIC]大丈夫。これは、これらの分析から生成された合成音です。合成、大丈夫ですか？もちろん、これはiPython内で行うことができます。したがって、iPythonではインタラクティブモードに入っています。このファイルは、Runとタイプして実行することもできます。そして、Run、サインモデル、関数をタイプするだけです。そしてそれは同じことをするでしょう。</text:p>
      <text:p text:style-name="P1">12:22</text:p>
      <text:p text:style-name="P1">その関数が実行され、結果が表示され、サウンドファイルが保存されます。 iPython内で実行する利点は、エラーがある場合です。あるいは、私たちが実際に行うことができる機能の中間段階を探求したいと思うかもしれません。私たちはデバッガなどを実行することができます。それは私たちのために非常に便利になるでしょう。</text:p>
      <text:p text:style-name="P1">12:54</text:p>
      <text:p text:style-name="P1">はい。それは基本的に私が言いたかったのです。だからこのクラスで。私たちが行ったことは、Github内でホストされているsms-toolsの説明です。だからそこに行ってダウンロードしてインストールしてください。</text:p>
      <text:p text:style-name="P1">13:18</text:p>
      <text:p text:style-name="P1">それをインストールするには、以前のインストールとは別に行う必要があります。 C関数をcythonでコンパイルすることでした。簡単に今日、我々は正弦モデルである解析しようとするモデルの1つを説明します。私たちは処刑し、どのように見てきましたか。そこから音を分析して合成することができます。</text:p>
      <text:p text:style-name="P1">13:51</text:p>
      <text:p text:style-name="P1">さて、そうだった。これは、sms-toolsの概要です。そして、他のクラスと一緒に私がインターフェイスを通過したデモクラスと一緒に、実際にいくつかのサウンドを分析して変換します。私は、あなたがこれらのツールと、私たちが授業で学ぶことのあるものが何であるかのアイデアを得ることを願っています。だから、どうもありがとう、次のクラスに会い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IPA P明朝"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 P明朝"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 Pゴシック" style:font-family-asian="'IPA Pゴシック'"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TakaoPGothic1" style:font-family-complex="TakaoPGothi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kaoPGothic1"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1" style:font-family-complex="TakaoPGothic"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30T03:38:15.105732010</meta:creation-date>
    <dc:date>2018-09-30T03:41:32.063543429</dc:date>
    <meta:editing-duration>PT3M17S</meta:editing-duration>
    <meta:editing-cycles>1</meta:editing-cycles>
    <meta:document-statistic meta:table-count="0" meta:image-count="0" meta:object-count="0" meta:page-count="2" meta:paragraph-count="44" meta:word-count="4090" meta:character-count="4444" meta:non-whitespace-character-count="4435"/>
    <meta:generator>LibreOffice/5.1.6.2$Linux_X86_64 LibreOffice_project/10m0$Build-2</meta:generator>
  </office:meta>
</office:document-meta>
</file>